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9ee59" officeooo:paragraph-rsid="0009ee59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"0" : {</text:p>
      <text:p text:style-name="P1"><text:tab/>"parabegin" : 0, </text:p>
      <text:p text:style-name="P1"><text:tab/>"paraend" : 96, </text:p>
      <text:p text:style-name="P1"><text:tab/>"parasimhash" : NumberLong("332699024502946816"), </text:p>
      <text:p text:style-name="P1"><text:tab/>"fingerprints" : { </text:p>
      <text:p text:style-name="P1"><text:tab/><text:tab/>"610,018,348,994,960,322" : { "begin" : 1, "end" : 93 } </text:p>
      <text:p text:style-name="P1"><text:tab/>}</text:p>
      <text:p text:style-name="P1">}, </text:p>
      <text:p text:style-name="P1"/>
      <text:p text:style-name="P1"/>
      <text:p text:style-name="P1"/>
      <text:p text:style-name="P1">"1" : {</text:p>
      <text:p text:style-name="P1"><text:tab/>"parabegin" : 98, </text:p>
      <text:p text:style-name="P1"><text:tab/>"paraend" : 349, </text:p>
      <text:p text:style-name="P1"><text:tab/>"parasimhash" : NumberLong("3807278914386406400"), </text:p>
      <text:p text:style-name="P1"><text:tab/>"fingerprints" : {</text:p>
      <text:p text:style-name="P1"><text:tab/><text:tab/> "46,373,040,027,328,320" : { "begin" : 37, "end" : 110 }, </text:p>
      <text:p text:style-name="P1"><text:tab/><text:tab/>"240,879,834,336,135,822" : { "begin" : 82, "end" : 161 }, </text:p>
      <text:p text:style-name="P1"><text:tab/><text:tab/>"47,218,775,312,623,968" : { "begin" : 124, "end" : 197 } </text:p>
      <text:p text:style-name="P1"><text:tab/>} </text:p>
      <text:p text:style-name="P1">}, </text:p>
      <text:p text:style-name="P1"/>
      <text:p text:style-name="P1"/>
      <text:p text:style-name="P1"/>
      <text:p text:style-name="P1">"2" : { </text:p>
      <text:p text:style-name="P1"><text:tab/>"parabegin" : 350, </text:p>
      <text:p text:style-name="P1"><text:tab/>"paraend" : 649, </text:p>
      <text:p text:style-name="P1"><text:tab/>"parasimhash" :NumberLong("2685502175886758400"), </text:p>
      <text:p text:style-name="P1"><text:tab/>"fingerprints" : { </text:p>
      <text:p text:style-name="P1"><text:tab/><text:tab/>"42,776,702,002,200,960" : { "begin" : 19, "end" : 89 }, </text:p>
      <text:p text:style-name="P1"><text:tab/><text:tab/>"211,974,867,109,037,952" : { "begin" : 82, "end" : 155 }, </text:p>
      <text:p text:style-name="P1"><text:tab/><text:tab/>"218,058,428,829,655,008" : { "begin" : 88, "end" : 164 }, </text:p>
      <text:p text:style-name="P1"><text:tab/><text:tab/>"223,975,700,332,850,304" : { "begin" : 103, "end" : 182 },</text:p>
      <text:p text:style-name="P1"><text:tab/><text:tab/>"233,688,435,576,642,000" : { "begin" : 175, "end" : 263 } </text:p>
      <text:p text:style-name="P1"><text:tab/>} </text:p>
      <text:p text:style-name="P1">}, </text:p>
      <text:p text:style-name="P1"/>
      <text:p text:style-name="P1"/>
      <text:p text:style-name="P1">"3" : { "parabegin" : 650, "paraend" : 1000, "parasimhash" : NumberLong("489988560939436544"), "fingerprints" : { "218,681,276,444,400,384" : { "begin" : 82, "end" : 155 }, "215,595,168,993,581,040" : { "begin" : 106, "end" : 182 }, "39,028,836,475,472,832" : { "begin" : 118, "end" : 200 }, "70,692,416,720,935,464" : { "begin" : 154, "end" : 233 }, "38,835,922,849,260,912" : { "begin" : 214, "end" : 278 } } }, "4" : { "parabegin" : 1001, "paraend" : 1733, "parasimhash" : NumberLong("2490310274608749568"), "fingerprints" : { "14,411,632,669,286,112" : { "begin" : 70, "end" : 132 }, "27,996,220,606,281,120" : { "begin" : 88, "end" : 153 }, "40,752,073,612,559,808" : { "begin" : 128, "end" : 185 }, "3,206,724,492,526,272" : { "begin" : 171, "end" : 236 }, "14,301,143,198,482,752" : { "begin" : 220, "end" : 281 }, "34,082,951,584,167,216" : { "begin" : 253, "end" : 332 }, "42,490,302,068,791,152" : { "begin" : 331, "end" : 401 }, "228,791,012,700,746,880" : { "begin" : 367, "end" : 437 }, "234,814,780,393,332,768" : { "begin" : 388, "end" : 467 }, "163,119,257,628,597,234" : { "begin" : 466, "end" : 537 }, "169,218,706,277,474,784" : { "begin" : 484, "end" : 552 }, "37,358,913,882,870,720" : { "begin" : <text:soft-page-break/>551, "end" : 633 }, "48,694,941,644,171,184" : { "begin" : 614, "end" : 687 } } }, "5" : { "parabegin" : 1734, "paraend" : 2413, "parasimhash" : NumberLong("746440852084876288"), "fingerprints" : { "16,925,869,130,946,024" : { "begin" : 37, "end" : 102 }, "33,379,244,587,214,640" : { "begin" : 62, "end" : 138 }, "217,390,524,828,525,648" : { "begin" : 125, "end" : 189 }, "211,601,427,722,499,456" : { "begin" : 170, "end" : 241 }, "150,800,777,124,011,280" : { "begin" : 188, "end" : 259 }, "48,322,842,988,709,520" : { "begin" : 192, "end" : 265 }, "47,339,650,458,857,088" : { "begin" : 246, "end" : 316 }, "47,626,843,251,322,800" : { "begin" : 312, "end" : 388 }, "41,264,775,774,618,048" : { "begin" : 357, "end" : 425 }, "1,136,311,459,034,256" : { "begin" : 417, "end" : 480 }, "3,213,325,265,875,632" : { "begin" : 436, "end" : 516 }, "37,561,299,989,504,256" : { "begin" : 437, "end" : 522 }, "148,150,171,515,662,064" : { "begin" : 524, "end" : 574 }, "16,515,575,676,984,960" : { "begin" : 528, "end" : 586 }, "15,050,204,968,850,496" : { "begin" : 531, "end" : 592 }, "2,164,541,405,178,672" : { "begin" : 537, "end" : 598 }, "25,537,607,945,707,392" : { "begin" : 539, "end" : 601 }, "47,791,998,633,742,272" : { "begin" : 597, "end" : 661 } } }, "6" : { "parabegin" : 2414, "paraend" : 3608, "parasimhash" : NumberLong("3045959470951001088"), "fingerprints" : { "217,310,727,536,595,072" : { "begin" : 13, "end" : 80 }, "52,294,659,784,601,616" : { "begin" : 76, "end" : 146 }, "184,641,004,348,669,314" : { "begin" : 145, "end" : 214 }, "13,260,640,449,015,216" : { "begin" : 154, "end" : 220 }, "20,276,006,978,938,062" : { "begin" : 188, "end" : 256 }, "43,928,988,088,819,536" : { "begin" : 219, "end" : 283 }, "214,978,071,543,756,192" : { "begin" : 264, "end" : 316 }, "22,003,524,409,022,064" : { "begin" : 288, "end" : 346 }, "42,148,705,762,887,006" : { "begin" : 336, "end" : 407 }, "39,082,717,569,010,032" : { "begin" : 360, "end" : 431 }, "35,228,173,216,870,656" : { "begin" : 403, "end" : 477 }, "40,400,159,415,730,560" : { "begin" : 476, "end" : 555 }, "201,629,470,884,627,906" : { "begin" : 554, "end" : 605 }, "27,973,800,797,965,344" : { "begin" : 569, "end" : 614 }, "1,166,200,479,552,960" : { "begin" : 597, "end" : 639 }, "1,307,020,448,175,696" : { "begin" : 631, "end" : 682 }, "15,256,272,616,149,312" : { "begin" : 633, "end" : 691 }, "18,770,137,328,336,112" : { "begin" : 675, "end" : 734 }, "22,740,178,054,023,648" : { "begin" : 711, "end" : 765 }, "33,295,840,501,249,872" : { "begin" : 749, "end" : 813 }, "36,274,377,747,410,784" : { "begin" : 761, "end" : 822 }, "33,735,469,573,338,336" : { "begin" : 818, "end" : 880 }, "35,055,145,184,120,928" : { "begin" : 827, "end" : 889 }, "35,096,024,544,924,096" : { "begin" : 885, "end" : 951 }, "18,142,636,485,412,224" : { "begin" : 947, "end" : 1003 }, "34,574,934,668,274,000" : { "begin" : 950, "end" : 1015 }, "34,821,810,269,270,064" : { "begin" : 962, "end" : 1027 }, "35,067,606,383,516,688" : { "begin" : 990, "end" : 1063 }, "214,593,170,436,335,808" : { "begin" : 1014, "end" : 1079 }, "150,570,268,732,847,808" : { "begin" : 1071, "end" : 1130 }, "45,556,742,274,129,216" : { "begin" : 1075, "end" : 1137 }, "38,021,323,626,147,312" : { "begin" : 1120, "end" : 1191 } } }, "7" : { "parabegin" : 3609, "paraend" : 3843, "parasimhash" : NumberLong("2331914629474459648"), "fingerprints" : { "67,940,328,478,226,562" : { "begin" : 31, "end" : 110 }, "55,902,043,863,277,506" : { "begin" : 100, "end" : 171 } } }, "8" : { "parabegin" : 3844, "paraend" : 3939, "parasimhash" : NumberLong("931924065687362560"), "fingerprints" : { "248,376,964,135,923,648" : { "begin" : 7, "end" : 83 } } }, "9" : { "parabegin" : 3940, "paraend" : 5014, "parasimhash" : NumberLong("2402256985389434880"), "fingerprints" : { "29,121,180,532,050,384" : { "begin" : 22, "end" : 80 }, "35,598,514,565,253,744" : { "begin" : 25, "end" : 86 }, "217,252,589,769,623,232" : { "begin" : 28, "end" : 92 }, "225,613,622,547,660,672" : { "begin" : 67, "end" : 129 }, "21,699,952,075,664,496" : { "begin" : 109, "end" : 183 }, "41,079,699,537,844,320" : { "begin" : 185, "end" : 249 }, "38,587,397,963,038,416" : { "begin" : 239, "end" : 300 }, "41,341,434,809,963,328" : { "begin" : 269, "end" : 336 }, "222,700,932,043,751,952" : { "begin" : 293, "end" : 363 }, "227,927,701,852,076,736" : { "begin" : 314, "end" : 384 }, "228,202,404,213,741,696" : { "begin" : 347, "end" : 435 }, "52,189,859,484,197,712" : { "begin" : 431, "end" : 510 }, "52,260,543,998,072,784" : { "begin" : 443, "end" : 525 }, "225,788,398,486,103,550" : { "begin" : <text:soft-page-break/>470, "end" : 549 }, "49,931,673,493,368,960" : { "begin" : 530, "end" : 594 }, "55,017,671,583,105,360" : { "begin" : 578, "end" : 651 }, "228,521,322,500,649,840" : { "begin" : 644, "end" : 714 }, "53,531,726,626,704,816" : { "begin" : 656, "end" : 723 }, "77,501,993,585,814,720" : { "begin" : 719, "end" : 789 }, "48,210,975,858,984,912" : { "begin" : 764, "end" : 837 }, "226,140,048,535,002,048" : { "begin" : 782, "end" : 864 }, "217,009,636,519,190,256" : { "begin" : 857, "end" : 924 }, "64,807,600,293,385,506" : { "begin" : 902, "end" : 960 }, "33,481,924,523,699,904" : { "begin" : 923, "end" : 984 }, "34,207,333,806,060,864" : { "begin" : 956, "end" : 1023 } } }, "10" : { "parabegin" : 5015, "paraend" : 5131, "parasimhash" : NumberLong("2996806903131458560"), "fingerprints" : { "41,598,309,485,899,440" : { "begin" : 31, "end" : 101 } } }, "11" : { "parabegin" : 5132, "paraend" : 5456, "parasimhash" : NumberLong("3152528535986374656"), "fingerprints" : { "60,562,957,106,367,234" : { "begin" : 13, "end" : 95 }, "226,176,606,199,779,840" : { "begin" : 46, "end" : 119 }, "17,007,476,957,271,504" : { "begin" : 115, "end" : 166 }, "3,982,876,948,768,320" : { "begin" : 134, "end" : 190 }, "30,128,034,053,884,464" : { "begin" : 162, "end" : 226 }, "47,680,756,805,697,840" : { "begin" : 165, "end" : 235 }, "20,206,512,733,127,760" : { "begin" : 234, "end" : 309 } } }, "12" : { "parabegin" : 5457, "paraend" : 5647, "parasimhash" : NumberLong("4075159529393610752"), "fingerprints" : { "41,427,811,515,643,920" : { "begin" : 13, "end" : 98 }, "99,035,512,363,169,010" : { "begin" : 61, "end" : 149 } } }, "13" : { "parabegin" : 5648, "paraend" : 6183, "parasimhash" : NumberLong("1029248436954243072"), "fingerprints" : { "149,763,763,658,092,176" : { "begin" : 71, "end" : 145 }, "35,878,681,377,061,632" : { "begin" : 75, "end" : 149 }, "61,146,686,315,810,304" : { "begin" : 148, "end" : 213 }, "32,957,997,974,801,280" : { "begin" : 172, "end" : 226 }, "35,421,170,711,074,128" : { "begin" : 191, "end" : 259 }, "34,038,619,138,225,008" : { "begin" : 255, "end" : 325 }, "196,023,366,730,781,586" : { "begin" : 291, "end" : 358 }, "217,346,515,781,485,104" : { "begin" : 327, "end" : 388 }, "45,802,096,173,702,720" : { "begin" : 378, "end" : 451 }, "35,080,730,006,798,448" : { "begin" : 441, "end" : 508 } } }, "14" : { "parabegin" : 6184, "paraend" : 6640, "parasimhash" : NumberLong("2720182971658143744"), "fingerprints" : { "27,146,764,469,507,646" : { "begin" : 52, "end" : 131 }, "39,074,183,621,654,976" : { "begin" : 118, "end" : 172 }, "18,877,264,016,418,432" : { "begin" : 153, "end" : 223 }, "43,390,465,057,187,280" : { "begin" : 156, "end" : 232 }, "168,832,760,764,689,234" : { "begin" : 192, "end" : 263 }, "22,635,892,430,473,536" : { "begin" : 261, "end" : 326 }, "30,628,104,798,736,656" : { "begin" : 325, "end" : 388 }, "24,076,640,084,787,792" : { "begin" : 371, "end" : 428 } } }, "15" : { "parabegin" : 6641, "paraend" : 6960, "parasimhash" : NumberLong("8844471535889408"), "fingerprints" : { "21,787,192,126,563,408" : { "begin" : 28, "end" : 96 }, "229,826,601,215,861,040" : { "begin" : 44, "end" : 129 }, "5,960,867,870,788,446" : {</text:p>
      <text:p text:style-name="P1"><text:s/>"begin" : 119, "end" : 189 }, "37,944,506,504,055,168" : { "begin" : 128, "end" : 198 }, "140,641,331,035,329,666" : { "begin" : 197, "end" : 270 }, "34,595,634,863,770,416" : { "begin" : 245, "end" : 307 } } }, "16" : { "parabegin" : 6961, "paraend" : 7422, "parasimhash" : NumberLong("3921368638957518848"), "fingerprints" : { "44,463,317,107,293,360" : { "begin" : 16, "end" : 83 }, "221,210,000,778,312,432" : { "begin" : 58, "end" : 125 }, "40,975,457,269,217,328" : { "begin" : 112, "end" : 176 }, "34,607,942,706,220,992" : { "begin" : 124, "end" : 183 }, "38,498,821,785,807,696" : { "begin" : 179, "end" : 246 }, "34,283,459,235,862,944" : { "begin" : 242, "end" : 312 }, "47,158,283,299,519,890" : { "begin" : 302, "end" : 365 }, "24,907,384,015,616,592" : { "begin" : 317, "end" : 380 }, "40,157,967,046,901,760" : { "begin" : 379, "end" : 434 } } }, "17" : { "parabegin" : 7423, "paraend" : 7590, "parasimhash" : NumberLong("2759767589290551808"), "fingerprints" : { "174,322,045,991,807,166" : { "begin" : 85, "end" : 165 } } } }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2T15:51:46.009455067</meta:creation-date>
    <dc:date>2016-04-22T16:50:49.639412021</dc:date>
    <meta:editing-duration>PT43M52S</meta:editing-duration>
    <meta:editing-cycles>1</meta:editing-cycles>
    <meta:document-statistic meta:table-count="0" meta:image-count="0" meta:object-count="0" meta:page-count="3" meta:paragraph-count="32" meta:word-count="1796" meta:character-count="10971" meta:non-whitespace-character-count="9146"/>
    <meta:generator>LibreOffice/4.2.8.2$Linux_X86_64 LibreOffice_project/420m0$Build-2</meta:generator>
  </office:meta>
</office:document-meta>
</file>